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svg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 style:parent-style-name="Graphics">
      <style:graphic-properties draw:fill="none" draw:stroke="non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76" style:parent-style-name="Graphics">
      <style:graphic-properties draw:fill="none" draw:stroke="non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solid" svg:stroke-width="0.01042in" svg:stroke-color="#e9e9e9" svg:stroke-opacity="100%" draw:stroke-linejoin="miter" svg:stroke-linecap="butt" draw:shadow="visible" draw:shadow-offset-x="0in" draw:shadow-offset-y="0in" draw:shadow-color="#d9d9d9" draw:shadow-opacity="20%" draw:auto-grow-width="false" draw:auto-grow-height="false" style:protect="position siz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solid" svg:stroke-width="0.01042in" svg:stroke-color="#e9e9e9" svg:stroke-opacity="100%" draw:stroke-linejoin="miter" svg:stroke-linecap="butt" draw:shadow="visible" draw:shadow-offset-x="0.04167in" draw:shadow-offset-y="0in" draw:shadow-color="#d9d9d9" draw:shadow-opacity="30%" draw:auto-grow-width="false" draw:auto-grow-height="false" style:protect="position size"/>
      <style:paragraph-properties style:font-independent-line-spacing="true" style:writing-mode="lr-tb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solid" svg:stroke-width="0.01389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 style:protect="position size"/>
      <style:paragraph-properties style:font-independent-line-spacing="true" style:writing-mode="lr-tb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19" style:parent-style-name="Graphics">
      <style:graphic-properties draw:fill="none" draw:stroke="non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style:font-family-asian="Avenir Next LT Pro" style:font-family-complex="Avenir Next LT Pro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 style:parent-style-name="Graphics">
      <style:graphic-properties draw:fill="none" draw:stroke="none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61" style:parent-style-name="Graphics">
      <style:graphic-properties draw:fill="none" draw:stroke="non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 style:parent-style-name="Graphics">
      <style:graphic-properties draw:fill="none" draw:stroke="none"/>
    </style:style>
    <style:style style:family="graphic" style:name="a463" style:parent-style-name="Graphics">
      <style:graphic-properties draw:fill="none" draw:stroke="none"/>
    </style:style>
    <style:style style:family="graphic" style:name="a464" style:parent-style-name="Graphics">
      <style:graphic-properties draw:fill="none" draw:stroke="none"/>
    </style:style>
    <style:style style:family="graphic" style:name="a465" style:parent-style-name="Graphics">
      <style:graphic-properties draw:fill="none" draw:stroke="none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1" style:parent-style-name="Graphics">
      <style:graphic-properties draw:fill="none" draw:stroke="none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420" draw:master-page-name="Master1-Layout1-title-Title-Slide" presentation:presentation-page-layout-name="Master1-PPL1" draw:id="Slide-256">
        <draw:custom-shape svg:x="0in" svg:y="0in" svg:width="13.33333in" svg:height="7.5in" draw:id="id82" draw:style-name="a423" draw:name="Rectangle 39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presentation:style-name="a426" draw:name="Tytuł 1" svg:x="8.58333in" svg:y="1.22743in" svg:width="4.4in" svg:height="3.50408in" presentation:class="title" presentation:placeholder="false">
          <draw:text-box>
            <text:p text:style-name="a425" text:class-names="" text:cond-style-name=""><text:span text:style-name="a424" text:class-names="">femetrics</text:span></text:p>
          </draw:text-box>
          <svg:title/>
          <svg:desc/>
        </draw:frame>
        <draw:frame draw:id="id84" presentation:style-name="a430" draw:name="Podtytuł 2" svg:x="8.58333in" svg:y="5.32909in" svg:width="4.4in" svg:height="1.32124in" presentation:class="subtitle" presentation:placeholder="false">
          <draw:text-box>
            <text:p text:style-name="a429" text:class-names="" text:cond-style-name=""><text:span text:style-name="a427" text:class-names="">Winter 2020</text:span><text:span text:style-name="a428" text:class-names=""/></text:p>
          </draw:text-box>
          <svg:title/>
          <svg:desc/>
        </draw:frame>
        <draw:frame draw:id="id85" draw:style-name="a431" draw:name="Obraz 4" svg:x="0.34667in" svg:y="1.22714in" svg:width="7.71394in" svg:height="4.87906in" style:rel-width="scale" style:rel-height="scale">
          <draw:image xlink:href="media/image1.png" xlink:type="simple" xlink:show="embed" xlink:actuate="onLoad"/>
          <svg:title/>
          <svg:desc/>
        </draw:frame>
        <draw:custom-shape svg:width="0.16in" svg:height="0.77in" draw:id="id86" draw:style-name="a434" draw:transform="translate(-0.08in -0.385in) rotate(-1.5708) translate(8.97167in 0.76426in)" draw:name="Rectangle 41">
          <svg:title/>
          <svg:desc/>
          <text:p text:style-name="a433" text:class-names="" text:cond-style-name=""><text:span text:style-name="a4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8667in" svg:y="4.97257in" svg:width="4.4in" svg:height="0.02in" draw:id="id87" draw:style-name="a437" draw:name="Rectangle 43">
          <svg:title/>
          <svg:desc/>
          <text:p text:style-name="a436" text:class-names="" text:cond-style-name=""><text:span text:style-name="a4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438" draw:master-page-name="Master1-Layout2-obj-Title-and-Content" presentation:presentation-page-layout-name="Master1-PPL2" draw:id="Slide-257">
        <draw:custom-shape svg:width="0.16in" svg:height="0.77in" draw:id="id88" draw:style-name="a441" draw:transform="translate(-0.08in -0.385in) rotate(-1.5708) translate(1.01782in 0.76426in)" draw:name="Rectangle 7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3282in" svg:y="4.92257in" svg:width="12.06769in" svg:height="0.02in" draw:id="id89" draw:style-name="a444" draw:name="Rectangle 9">
          <svg:title/>
          <svg:desc/>
          <text:p text:style-name="a443" text:class-names="" text:cond-style-name=""><text:span text:style-name="a442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ustom-shape svg:x="0in" svg:y="0in" svg:width="13.33333in" svg:height="7.5in" draw:id="id90" draw:style-name="a447" draw:name="Rectangle 11">
          <svg:title/>
          <svg:desc/>
          <text:p text:style-name="a446" text:class-names="" text:cond-style-name=""><text:span text:style-name="a4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1875in" svg:y="0in" svg:width="10.89583in" svg:height="7.5in" draw:id="id91" draw:style-name="a450" draw:name="Freeform: Shape 13">
          <svg:title/>
          <svg:desc/>
          <text:p text:style-name="a449" text:class-names="" text:cond-style-name=""><text:span text:style-name="a448" text:class-names=""/></text:p>
          <draw:enhanced-geometry xmlns:dr3d="urn:oasis:names:tc:opendocument:xmlns:dr3d:1.0" draw:type="non-primitive" svg:viewBox="0 0 9963150 6858000" draw:enhanced-path="M 1595771 0 L 8367379 0 8504080 130333 C 9405568 1031820 9963150 2277214 9963150 3652838 9963150 4856509 9536251 5960473 8825600 6821583 L 8794055 6858000 1169096 6858000 1137550 6821583 C 426899 5960473 0 4856509 0 3652838 0 2277214 557582 1031820 1459070 130333 Z N" draw:text-areas="?f38 ?f40 ?f39 ?f41" draw:glue-points="?f23 ?f24 ?f25 ?f24 ?f26 ?f27 ?f28 ?f29 ?f30 ?f31 ?f32 ?f33 ?f34 ?f33 ?f35 ?f31 ?f36 ?f29 ?f37 ?f27" draw:glue-point-leaving-directions="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963150"/>
            <draw:equation draw:name="f7" draw:formula="?f4 / 6858000"/>
            <draw:equation draw:name="f8" draw:formula="1595771 * ?f5 / 9963150"/>
            <draw:equation draw:name="f9" draw:formula="0 * ?f4 / 6858000"/>
            <draw:equation draw:name="f10" draw:formula="8367379 * ?f5 / 9963150"/>
            <draw:equation draw:name="f11" draw:formula="8504080 * ?f5 / 9963150"/>
            <draw:equation draw:name="f12" draw:formula="130333 * ?f4 / 6858000"/>
            <draw:equation draw:name="f13" draw:formula="9963150 * ?f5 / 9963150"/>
            <draw:equation draw:name="f14" draw:formula="3652838 * ?f4 / 6858000"/>
            <draw:equation draw:name="f15" draw:formula="8825600 * ?f5 / 9963150"/>
            <draw:equation draw:name="f16" draw:formula="6821583 * ?f4 / 6858000"/>
            <draw:equation draw:name="f17" draw:formula="8794055 * ?f5 / 9963150"/>
            <draw:equation draw:name="f18" draw:formula="6858000 * ?f4 / 6858000"/>
            <draw:equation draw:name="f19" draw:formula="1169096 * ?f5 / 9963150"/>
            <draw:equation draw:name="f20" draw:formula="1137550 * ?f5 / 9963150"/>
            <draw:equation draw:name="f21" draw:formula="0 * ?f5 / 9963150"/>
            <draw:equation draw:name="f22" draw:formula="1459070 * ?f5 / 9963150"/>
            <draw:equation draw:name="f23" draw:formula="?f8 / ?f6"/>
            <draw:equation draw:name="f24" draw:formula="?f9 / ?f7"/>
            <draw:equation draw:name="f25" draw:formula="?f10 / ?f6"/>
            <draw:equation draw:name="f26" draw:formula="?f11 / ?f6"/>
            <draw:equation draw:name="f27" draw:formula="?f12 / ?f7"/>
            <draw:equation draw:name="f28" draw:formula="?f13 / ?f6"/>
            <draw:equation draw:name="f29" draw:formula="?f14 / ?f7"/>
            <draw:equation draw:name="f30" draw:formula="?f15 / ?f6"/>
            <draw:equation draw:name="f31" draw:formula="?f16 / ?f7"/>
            <draw:equation draw:name="f32" draw:formula="?f17 / ?f6"/>
            <draw:equation draw:name="f33" draw:formula="?f18 / ?f7"/>
            <draw:equation draw:name="f34" draw:formula="?f19 / ?f6"/>
            <draw:equation draw:name="f35" draw:formula="?f20 / ?f6"/>
            <draw:equation draw:name="f36" draw:formula="?f21 / ?f6"/>
            <draw:equation draw:name="f37" draw:formula="?f22 / ?f6"/>
            <draw:equation draw:name="f38" draw:formula="?f0 / ?f6"/>
            <draw:equation draw:name="f39" draw:formula="?f1 / ?f6"/>
            <draw:equation draw:name="f40" draw:formula="?f2 / ?f7"/>
            <draw:equation draw:name="f41" draw:formula="?f3 / ?f7"/>
          </draw:enhanced-geometry>
        </draw:custom-shape>
        <draw:custom-shape svg:x="1.22667in" svg:y="0in" svg:width="10.88in" svg:height="7.5in" draw:id="id92" draw:style-name="a453" draw:name="Freeform: Shape 15">
          <svg:title/>
          <svg:desc/>
          <text:p text:style-name="a452" text:class-names="" text:cond-style-name=""><text:span text:style-name="a451" text:class-names=""/></text:p>
          <draw:enhanced-geometry xmlns:dr3d="urn:oasis:names:tc:opendocument:xmlns:dr3d:1.0" draw:type="non-primitive" svg:viewBox="0 0 9963150 6858000" draw:enhanced-path="M 1595771 0 L 8367379 0 8504080 130333 C 9405568 1031820 9963150 2277214 9963150 3652838 9963150 4856509 9536251 5960473 8825600 6821583 L 8794055 6858000 1169096 6858000 1137550 6821583 C 426899 5960473 0 4856509 0 3652838 0 2277214 557582 1031820 1459070 130333 Z N" draw:text-areas="?f38 ?f40 ?f39 ?f41" draw:glue-points="?f23 ?f24 ?f25 ?f24 ?f26 ?f27 ?f28 ?f29 ?f30 ?f31 ?f32 ?f33 ?f34 ?f33 ?f35 ?f31 ?f36 ?f29 ?f37 ?f27" draw:glue-point-leaving-directions="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963150"/>
            <draw:equation draw:name="f7" draw:formula="?f4 / 6858000"/>
            <draw:equation draw:name="f8" draw:formula="1595771 * ?f5 / 9963150"/>
            <draw:equation draw:name="f9" draw:formula="0 * ?f4 / 6858000"/>
            <draw:equation draw:name="f10" draw:formula="8367379 * ?f5 / 9963150"/>
            <draw:equation draw:name="f11" draw:formula="8504080 * ?f5 / 9963150"/>
            <draw:equation draw:name="f12" draw:formula="130333 * ?f4 / 6858000"/>
            <draw:equation draw:name="f13" draw:formula="9963150 * ?f5 / 9963150"/>
            <draw:equation draw:name="f14" draw:formula="3652838 * ?f4 / 6858000"/>
            <draw:equation draw:name="f15" draw:formula="8825600 * ?f5 / 9963150"/>
            <draw:equation draw:name="f16" draw:formula="6821583 * ?f4 / 6858000"/>
            <draw:equation draw:name="f17" draw:formula="8794055 * ?f5 / 9963150"/>
            <draw:equation draw:name="f18" draw:formula="6858000 * ?f4 / 6858000"/>
            <draw:equation draw:name="f19" draw:formula="1169096 * ?f5 / 9963150"/>
            <draw:equation draw:name="f20" draw:formula="1137550 * ?f5 / 9963150"/>
            <draw:equation draw:name="f21" draw:formula="0 * ?f5 / 9963150"/>
            <draw:equation draw:name="f22" draw:formula="1459070 * ?f5 / 9963150"/>
            <draw:equation draw:name="f23" draw:formula="?f8 / ?f6"/>
            <draw:equation draw:name="f24" draw:formula="?f9 / ?f7"/>
            <draw:equation draw:name="f25" draw:formula="?f10 / ?f6"/>
            <draw:equation draw:name="f26" draw:formula="?f11 / ?f6"/>
            <draw:equation draw:name="f27" draw:formula="?f12 / ?f7"/>
            <draw:equation draw:name="f28" draw:formula="?f13 / ?f6"/>
            <draw:equation draw:name="f29" draw:formula="?f14 / ?f7"/>
            <draw:equation draw:name="f30" draw:formula="?f15 / ?f6"/>
            <draw:equation draw:name="f31" draw:formula="?f16 / ?f7"/>
            <draw:equation draw:name="f32" draw:formula="?f17 / ?f6"/>
            <draw:equation draw:name="f33" draw:formula="?f18 / ?f7"/>
            <draw:equation draw:name="f34" draw:formula="?f19 / ?f6"/>
            <draw:equation draw:name="f35" draw:formula="?f20 / ?f6"/>
            <draw:equation draw:name="f36" draw:formula="?f21 / ?f6"/>
            <draw:equation draw:name="f37" draw:formula="?f22 / ?f6"/>
            <draw:equation draw:name="f38" draw:formula="?f0 / ?f6"/>
            <draw:equation draw:name="f39" draw:formula="?f1 / ?f6"/>
            <draw:equation draw:name="f40" draw:formula="?f2 / ?f7"/>
            <draw:equation draw:name="f41" draw:formula="?f3 / ?f7"/>
          </draw:enhanced-geometry>
        </draw:custom-shape>
        <draw:frame draw:id="id93" presentation:style-name="a456" draw:name="Tytuł 1" svg:x="4.34524in" svg:y="6.32966in" svg:width="4.47619in" svg:height="0.76087in" presentation:class="title" presentation:placeholder="false">
          <draw:text-box>
            <text:p text:style-name="a455" text:class-names="" text:cond-style-name=""><text:span text:style-name="a454" text:class-names="">Technologie</text:span></text:p>
          </draw:text-box>
          <svg:title/>
          <svg:desc/>
        </draw:frame>
        <draw:custom-shape svg:x="4.06667in" svg:y="6.04198in" svg:width="5.2in" svg:height="0.03in" draw:id="id94" draw:style-name="a459" draw:name="Rectangle 17">
          <svg:title/>
          <svg:desc/>
          <text:p text:style-name="a458" text:class-names="" text:cond-style-name=""><text:span text:style-name="a4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5" draw:style-name="a460" draw:name="Obraz 3" svg:x="7.67778in" svg:y="1.64075in" svg:width="2.61111in" svg:height="2.20739in" style:rel-width="scale" style:rel-height="scale">
          <draw:image xlink:href="media/image2.png" xlink:type="simple" xlink:show="embed" xlink:actuate="onLoad"/>
          <svg:title/>
          <svg:desc/>
        </draw:frame>
        <draw:frame draw:id="id96" draw:style-name="a461" draw:name="Obraz 4" svg:x="1.82222in" svg:y="3.79683in" svg:width="2.44444in" svg:height="1.93968in" style:rel-width="scale" style:rel-height="scale">
          <draw:image xlink:href="media/image3.png" xlink:type="simple" xlink:show="embed" xlink:actuate="onLoad"/>
          <svg:title/>
          <svg:desc/>
        </draw:frame>
        <draw:frame draw:id="id97" draw:style-name="a462" draw:name="Obraz 5" svg:x="5.22222in" svg:y="3.55922in" svg:width="2.51111in" svg:height="2.48156in" style:rel-width="scale" style:rel-height="scale">
          <draw:image xlink:href="media/image4.png" xlink:type="simple" xlink:show="embed" xlink:actuate="onLoad"/>
          <svg:title/>
          <svg:desc/>
        </draw:frame>
        <draw:frame draw:id="id98" draw:style-name="a463" draw:name="Obraz 6" svg:x="5.48889in" svg:y="0.19595in" svg:width="2.18889in" svg:height="2.24144in" style:rel-width="scale" style:rel-height="scale">
          <draw:image xlink:href="media/image5.png" xlink:type="simple" xlink:show="embed" xlink:actuate="onLoad"/>
          <svg:title/>
          <svg:desc/>
        </draw:frame>
        <draw:frame draw:id="id99" draw:style-name="a464" draw:name="Obraz 8" svg:x="9.51111in" svg:y="3.87222in" svg:width="1.88889in" svg:height="1.84444in" style:rel-width="scale" style:rel-height="scale">
          <draw:image xlink:href="media/image6.png" xlink:type="simple" xlink:show="embed" xlink:actuate="onLoad"/>
          <svg:title/>
          <svg:desc/>
        </draw:frame>
        <draw:frame draw:id="id100" draw:style-name="a465" draw:name="Obraz 10" svg:x="3.51111in" svg:y="1.75in" svg:width="1.97778in" svg:height="1.98889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3" draw:style-name="a466" draw:master-page-name="Master1-Layout7-blank-Blank" presentation:presentation-page-layout-name="Master1-PPL7" draw:id="Slide-258">
        <draw:custom-shape svg:x="0in" svg:y="0in" svg:width="13.33333in" svg:height="7.5in" draw:id="id101" draw:style-name="a469" draw:name="Rectangle 6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719in" svg:y="6.93139in" svg:width="11.69in" svg:height="0.02in" draw:id="id102" draw:style-name="a472" draw:name="Rectangle 8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08in" svg:height="4.6in" draw:id="id103" draw:style-name="a475" draw:transform="translate(-0.04in -2.3in) rotate(-1.5708) translate(6.66667in 6.91139in)" draw:name="Rectangle 10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476" draw:name="Obraz 4" svg:x="0.87778in" svg:y="0.50402in" svg:width="11.3in" svg:height="6.08085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5" draw:style-name="a477" draw:master-page-name="Master1-Layout6-titleOnly-Title-Only" presentation:presentation-page-layout-name="Master1-PPL6" draw:id="Slide-260">
        <draw:custom-shape svg:width="0.16in" svg:height="0.77in" draw:id="id105" draw:style-name="a480" draw:transform="translate(-0.08in -0.385in) rotate(-1.5708) translate(1.01782in 0.76426in)" draw:name="Rectangle 40">
          <svg:title/>
          <svg:desc/>
          <text:p text:style-name="a479" text:class-names="" text:cond-style-name=""><text:span text:style-name="a4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3282in" svg:y="4.92257in" svg:width="12.06769in" svg:height="0.02in" draw:id="id106" draw:style-name="a483" draw:name="Rectangle 42">
          <svg:title/>
          <svg:desc/>
          <text:p text:style-name="a482" text:class-names="" text:cond-style-name=""><text:span text:style-name="a481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ustom-shape svg:x="0in" svg:y="0in" svg:width="13.33333in" svg:height="7.5in" draw:id="id107" draw:style-name="a486" draw:name="Rectangle 44">
          <svg:title/>
          <svg:desc/>
          <text:p text:style-name="a485" text:class-names="" text:cond-style-name=""><text:span text:style-name="a4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42328in" svg:height="7.5in" draw:id="id108" draw:style-name="a489" draw:name="Freeform: Shape 46">
          <svg:title/>
          <svg:desc/>
          <text:p text:style-name="a488" text:class-names="" text:cond-style-name=""><text:span text:style-name="a487" text:class-names=""/></text:p>
          <draw:enhanced-geometry xmlns:dr3d="urn:oasis:names:tc:opendocument:xmlns:dr3d:1.0" draw:type="non-primitive" svg:viewBox="0 0 4959047 6858000" draw:enhanced-path="M 0 0 L 4110127 0 4179024 123368 C 4668929 1045156 4959047 2189404 4959047 3429000 4959047 4668597 4668929 5812845 4179024 6734633 L 4110127 6858000 0 6858000 Z N" draw:text-areas="?f26 ?f28 ?f27 ?f29" draw:glue-points="?f17 ?f18 ?f19 ?f18 ?f20 ?f21 ?f22 ?f23 ?f20 ?f24 ?f19 ?f25 ?f17 ?f2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959047"/>
            <draw:equation draw:name="f7" draw:formula="?f4 / 6858000"/>
            <draw:equation draw:name="f8" draw:formula="0 * ?f5 / 4959047"/>
            <draw:equation draw:name="f9" draw:formula="0 * ?f4 / 6858000"/>
            <draw:equation draw:name="f10" draw:formula="4110127 * ?f5 / 4959047"/>
            <draw:equation draw:name="f11" draw:formula="4179024 * ?f5 / 4959047"/>
            <draw:equation draw:name="f12" draw:formula="123368 * ?f4 / 6858000"/>
            <draw:equation draw:name="f13" draw:formula="4959047 * ?f5 / 4959047"/>
            <draw:equation draw:name="f14" draw:formula="3429000 * ?f4 / 6858000"/>
            <draw:equation draw:name="f15" draw:formula="6734633 * ?f4 / 6858000"/>
            <draw:equation draw:name="f16" draw:formula="6858000 * ?f4 / 6858000"/>
            <draw:equation draw:name="f17" draw:formula="?f8 / ?f6"/>
            <draw:equation draw:name="f18" draw:formula="?f9 / ?f7"/>
            <draw:equation draw:name="f19" draw:formula="?f10 / ?f6"/>
            <draw:equation draw:name="f20" draw:formula="?f11 / ?f6"/>
            <draw:equation draw:name="f21" draw:formula="?f12 / ?f7"/>
            <draw:equation draw:name="f22" draw:formula="?f13 / ?f6"/>
            <draw:equation draw:name="f23" draw:formula="?f14 / ?f7"/>
            <draw:equation draw:name="f24" draw:formula="?f15 / ?f7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custom-shape svg:x="0in" svg:y="0in" svg:width="5.41217in" svg:height="7.5in" draw:id="id109" draw:style-name="a492" draw:name="Freeform: Shape 48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type="non-primitive" svg:viewBox="0 0 4948887 6858000" draw:enhanced-path="M 0 0 L 4099967 0 4168864 123368 C 4658769 1045156 4948887 2189404 4948887 3429000 4948887 4668597 4658769 5812845 4168864 6734633 L 4099967 6858000 0 6858000 Z N" draw:text-areas="?f26 ?f28 ?f27 ?f29" draw:glue-points="?f17 ?f18 ?f19 ?f18 ?f20 ?f21 ?f22 ?f23 ?f20 ?f24 ?f19 ?f25 ?f17 ?f25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948887"/>
            <draw:equation draw:name="f7" draw:formula="?f4 / 6858000"/>
            <draw:equation draw:name="f8" draw:formula="0 * ?f5 / 4948887"/>
            <draw:equation draw:name="f9" draw:formula="0 * ?f4 / 6858000"/>
            <draw:equation draw:name="f10" draw:formula="4099967 * ?f5 / 4948887"/>
            <draw:equation draw:name="f11" draw:formula="4168864 * ?f5 / 4948887"/>
            <draw:equation draw:name="f12" draw:formula="123368 * ?f4 / 6858000"/>
            <draw:equation draw:name="f13" draw:formula="4948887 * ?f5 / 4948887"/>
            <draw:equation draw:name="f14" draw:formula="3429000 * ?f4 / 6858000"/>
            <draw:equation draw:name="f15" draw:formula="6734633 * ?f4 / 6858000"/>
            <draw:equation draw:name="f16" draw:formula="6858000 * ?f4 / 6858000"/>
            <draw:equation draw:name="f17" draw:formula="?f8 / ?f6"/>
            <draw:equation draw:name="f18" draw:formula="?f9 / ?f7"/>
            <draw:equation draw:name="f19" draw:formula="?f10 / ?f6"/>
            <draw:equation draw:name="f20" draw:formula="?f11 / ?f6"/>
            <draw:equation draw:name="f21" draw:formula="?f12 / ?f7"/>
            <draw:equation draw:name="f22" draw:formula="?f13 / ?f6"/>
            <draw:equation draw:name="f23" draw:formula="?f14 / ?f7"/>
            <draw:equation draw:name="f24" draw:formula="?f15 / ?f7"/>
            <draw:equation draw:name="f25" draw:formula="?f16 / ?f7"/>
            <draw:equation draw:name="f26" draw:formula="?f0 / ?f6"/>
            <draw:equation draw:name="f27" draw:formula="?f1 / ?f6"/>
            <draw:equation draw:name="f28" draw:formula="?f2 / ?f7"/>
            <draw:equation draw:name="f29" draw:formula="?f3 / ?f7"/>
          </draw:enhanced-geometry>
        </draw:custom-shape>
        <draw:frame draw:id="id110" presentation:style-name="a495" draw:name="Tytuł 1" svg:x="0.52273in" svg:y="1.22743in" svg:width="4.4in" svg:height="3.50408in" presentation:class="title" presentation:placeholder="false">
          <draw:text-box>
            <text:p text:style-name="a494" text:class-names="" text:cond-style-name=""><text:span text:style-name="a493" text:class-names="">Prezentacja Demo</text:span></text:p>
          </draw:text-box>
          <svg:title/>
          <svg:desc/>
        </draw:frame>
        <draw:custom-shape svg:width="0.16in" svg:height="0.77in" draw:id="id111" draw:style-name="a498" draw:transform="translate(-0.08in -0.385in) rotate(-1.5708) translate(0.91106in 0.76426in)" draw:name="Rectangle 50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606in" svg:y="4.97257in" svg:width="4.4in" svg:height="0.02in" draw:id="id112" draw:style-name="a501" draw:name="Rectangle 52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3" draw:style-name="a502" draw:name="Graphic 5" svg:x="6.44257in" svg:y="0.68426in" svg:width="5.96608in" svg:height="5.96608in" style:rel-width="scale" style:rel-height="scale">
          <draw:image xlink:href="media/image9.svg" xlink:type="simple" xlink:show="embed" xlink:actuate="onLoad"/>
          <svg:title/>
          <svg:desc>Monitor</svg:desc>
        </draw:frame>
      </draw:page>
      <draw:page draw:name="Slide6" draw:style-name="a503" draw:master-page-name="Master1-Layout6-titleOnly-Title-Only" presentation:presentation-page-layout-name="Master1-PPL6" draw:id="Slide-261">
        <draw:custom-shape svg:width="0.16in" svg:height="0.77in" draw:id="id114" draw:style-name="a506" draw:transform="translate(-0.08in -0.385in) rotate(-1.5708) translate(1.01782in 0.76426in)" draw:name="Rectangle 57">
          <svg:title/>
          <svg:desc/>
          <text:p text:style-name="a505" text:class-names="" text:cond-style-name=""><text:span text:style-name="a5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3282in" svg:y="4.92257in" svg:width="12.06769in" svg:height="0.02in" draw:id="id115" draw:style-name="a509" draw:name="Rectangle 59">
          <svg:title/>
          <svg:desc/>
          <text:p text:style-name="a508" text:class-names="" text:cond-style-name=""><text:span text:style-name="a507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ustom-shape svg:x="0in" svg:y="0in" svg:width="13.33333in" svg:height="7.5in" draw:id="id116" draw:style-name="a512" draw:name="Rectangle 61">
          <svg:title/>
          <svg:desc/>
          <text:p text:style-name="a511" text:class-names="" text:cond-style-name=""><text:span text:style-name="a5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presentation:style-name="a515" draw:name="Tytuł 1" svg:x="0.91667in" svg:y="4.67164in" svg:width="11.5in" svg:height="1.19428in" presentation:class="title" presentation:placeholder="false">
          <draw:text-box>
            <text:p text:style-name="a514" text:class-names="" text:cond-style-name=""><text:span text:style-name="a513" text:class-names="">Możliwe drogi rozwoju</text:span></text:p>
          </draw:text-box>
          <svg:title/>
          <svg:desc/>
        </draw:frame>
        <draw:custom-shape svg:x="0.91667in" svg:y="5.95119in" svg:width="11.5in" svg:height="0.9in" draw:id="id118" draw:style-name="a518" draw:name="Rectangle 63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style-name="a519" draw:name="Graphic 5" svg:x="4.54512in" svg:y="0.31343in" svg:width="4.24309in" svg:height="4.24309in" style:rel-width="scale" style:rel-height="scale">
          <draw:image xlink:href="media/image9.svg" xlink:type="simple" xlink:show="embed" xlink:actuate="onLoad"/>
          <svg:title/>
          <svg:desc>Monitor</svg:desc>
        </draw:frame>
        <draw:custom-shape svg:width="0.12in" svg:height="0.8in" draw:id="id120" draw:style-name="a522" draw:transform="translate(-0.06in -0.4in) rotate(-1.5708) translate(6.66667in 6.85856in)" draw:name="Rectangle 65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63in" svg:y="1.23in" svg:width="12.07in" svg:height="3.47in"/>
      <presentation:placeholder presentation:object="subtitle" svg:x="0.63in" svg:y="5.17in" svg:width="12.07in" svg:height="1.62in"/>
      <presentation:placeholder presentation:object="date-time" svg:x="0.63in" svg:y="6.95139in" svg:width="3in" svg:height="0.39931in"/>
      <presentation:placeholder presentation:object="footer" svg:x="4.41667in" svg:y="6.95139in" svg:width="4.5in" svg:height="0.39931in"/>
      <presentation:placeholder presentation:object="page-number" svg:x="9.7in" svg:y="6.95139in" svg:width="3in" svg:height="0.39931in"/>
    </style:presentation-page-layout>
    <style:presentation-page-layout style:name="Master1-PPL2" style:display-name="Title and Content">
      <presentation:placeholder presentation:object="title" svg:x="1.22in" svg:y="0.6in" svg:width="11.12in" svg:height="1.29in"/>
      <presentation:placeholder presentation:object="object" svg:x="1.22in" svg:y="2.71in" svg:width="11.12in" svg:height="4.04in"/>
      <presentation:placeholder presentation:object="date-time" svg:x="1.22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3" style:display-name="Section Header">
      <presentation:placeholder presentation:object="title" svg:x="0.61in" svg:y="0.7in" svg:width="11.91in" svg:height="4.5in"/>
      <presentation:placeholder presentation:object="outline" svg:x="0.92in" svg:y="5.58in" svg:width="11.6in" svg:height="0.6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1.22in" svg:y="0.6in" svg:width="11.12in" svg:height="1.29in"/>
      <presentation:placeholder presentation:object="object" svg:x="1.22in" svg:y="2.71in" svg:width="5.4in" svg:height="4.04in"/>
      <presentation:placeholder presentation:object="object" svg:x="6.94in" svg:y="2.71in" svg:width="5.4in" svg:height="4.04in"/>
      <presentation:placeholder presentation:object="date-time" svg:x="1.22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5" style:display-name="Comparison">
      <presentation:placeholder presentation:object="title" svg:x="1.22in" svg:y="0.6in" svg:width="11.12in" svg:height="1.29in"/>
      <presentation:placeholder presentation:object="outline" svg:x="1.22in" svg:y="2.59476in" svg:width="5.4in" svg:height="0.90104in"/>
      <presentation:placeholder presentation:object="object" svg:x="1.22in" svg:y="3.5036in" svg:width="5.4in" svg:height="3.2464in"/>
      <presentation:placeholder presentation:object="outline" svg:x="6.94in" svg:y="2.59476in" svg:width="5.4in" svg:height="0.90104in"/>
      <presentation:placeholder presentation:object="object" svg:x="6.94in" svg:y="3.50359in" svg:width="5.4in" svg:height="3.2464in"/>
      <presentation:placeholder presentation:object="date-time" svg:x="1.22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6" style:display-name="Title Only">
      <presentation:placeholder presentation:object="title" svg:x="1.18in" svg:y="2.12in" svg:width="11.13in" svg:height="3.27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5in" svg:y="1.87in" svg:width="3.39in" svg:height="1.87in"/>
      <presentation:placeholder presentation:object="object" svg:x="5.43in" svg:y="1.87in" svg:width="7.36in" svg:height="4.48in"/>
      <presentation:placeholder presentation:object="outline" svg:x="0.95in" svg:y="3.75in" svg:width="3.39in" svg:height="2.26in"/>
      <presentation:placeholder presentation:object="date-time" svg:x="0.95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5in" svg:y="1.87in" svg:width="3.39in" svg:height="1.87in"/>
      <presentation:placeholder presentation:object="graphic" svg:x="5.43in" svg:y="1.27in" svg:width="7.36in" svg:height="5.08in"/>
      <presentation:placeholder presentation:object="outline" svg:x="0.95in" svg:y="3.76in" svg:width="3.39in" svg:height="2.25in"/>
      <presentation:placeholder presentation:object="date-time" svg:x="0.95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f5a700" draw:opacity="100%" draw:stroke="solid" svg:stroke-width="0.01389in" svg:stroke-color="#b47a00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solid" svg:stroke-width="0.01042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solid" svg:stroke-width="0.01389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solid" svg:stroke-width="0.01389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solid" svg:stroke-width="0.01042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solid" svg:stroke-width="0.01389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solid" svg:stroke-width="0.01042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solid" svg:stroke-width="0.01389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1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ccentBoxVTI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2/2/2020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7" draw:name="Title 1" svg:x="0.63in" svg:y="1.23in" svg:width="12.07in" svg:height="3.47in" presentation:class="title" presentation:placeholder="false">
        <draw:text-box>
          <text:p text:style-name="a36" text:class-names="" text:cond-style-name=""><text:span text:style-name="a35" text:class-names="">Click to edit Master title style</text:span></text:p>
        </draw:text-box>
        <svg:title/>
        <svg:desc/>
      </draw:frame>
      <draw:frame draw:id="id6" presentation:style-name="a40" draw:name="Subtitle 2" svg:x="0.63in" svg:y="5.17in" svg:width="12.07in" svg:height="1.62in" presentation:class="subtitle" presentation:placeholder="false">
        <draw:text-box>
          <text:p text:style-name="a39" text:class-names="" text:cond-style-name=""><text:span text:style-name="a38" text:class-names="">Click to edit Master subtitle style</text:span></text:p>
        </draw:text-box>
        <svg:title/>
        <svg:desc/>
      </draw:frame>
      <draw:frame draw:id="id7" presentation:style-name="a45" draw:name="Date Placeholder 3" svg:x="0.63in" svg:y="6.95139in" svg:width="3in" svg:height="0.39931in" presentation:class="date-time" presentation:placeholder="false">
        <draw:text-box>
          <text:p text:style-name="a44" text:class-names="" text:cond-style-name=""><text:span text:style-name="a41" text:class-names=""><text:date text:fixed="false" style:data-style-name="a42">12/2/2020</text:date></text:span><text:span text:style-name="a43" text:class-names=""/></text:p>
        </draw:text-box>
        <svg:title/>
        <svg:desc/>
      </draw:frame>
      <draw:frame draw:id="id8" presentation:style-name="a48" draw:name="Footer Placeholder 4" svg:x="4.41667in" svg:y="6.95139in" svg:width="4.5in" svg:height="0.39931in" presentation:class="footer" presentation:placeholder="false">
        <draw:text-box>
          <text:p text:style-name="a47" text:class-names="" text:cond-style-name=""><text:span text:style-name="a46" text:class-names=""/></text:p>
        </draw:text-box>
        <svg:title/>
        <svg:desc/>
      </draw:frame>
      <draw:frame draw:id="id9" presentation:style-name="a52" draw:name="Slide Number Placeholder 5" svg:x="9.7in" svg:y="6.95139in" svg:width="3in" svg:height="0.39931in" presentation:class="page-number" presentation:placeholder="false">
        <draw:text-box>
          <text:p text:style-name="a51" text:class-names="" text:cond-style-name=""><text:span text:style-name="a49" text:class-names=""><text:page-number style:num-format="1" text:fixed="false">‹#›</text:page-number></text:span><text:span text:style-name="a50" text:class-names=""/></text:p>
        </draw:text-box>
        <svg:title/>
        <svg:desc/>
      </draw:frame>
      <draw:custom-shape svg:width="0.16in" svg:height="0.77in" draw:id="id10" draw:style-name="a55" draw:transform="translate(-0.08in -0.385in) rotate(-1.5708) translate(1.01782in 0.76426in)" draw:name="Rectangle 7">
        <svg:title/>
        <svg:desc/>
        <text:p text:style-name="a54" text:class-names="" text:cond-style-name=""><text:span text:style-name="a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3282in" svg:y="4.92257in" svg:width="12.06769in" svg:height="0.02in" draw:id="id11" draw:style-name="a58" draw:name="Rectangle 9">
        <svg:title/>
        <svg:desc/>
        <text:p text:style-name="a57" text:class-names="" text:cond-style-name=""><text:span text:style-name="a56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</style:master-page>
    <style:master-page style:name="Master1-Layout2-obj-Title-and-Content" style:page-layout-name="pageLayout1" draw:style-name="a59">
      <draw:custom-shape svg:x="0.61046in" svg:y="0in" svg:width="12.21287in" svg:height="2.20779in" draw:id="id12" draw:style-name="a62" draw:name="Rectangle 7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2in" svg:y="0in" svg:width="12.2in" svg:height="2.2in" draw:id="id13" draw:style-name="a65" draw:name="Rectangle 9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14" draw:style-name="a68" draw:name="Rectangle 11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71" draw:name="Title 1" svg:x="1.22in" svg:y="0.6in" svg:width="11.12in" svg:height="1.29in" presentation:class="title" presentation:placeholder="false">
        <draw:text-box>
          <text:p text:style-name="a70" text:class-names="" text:cond-style-name=""><text:span text:style-name="a69" text:class-names="">Click to edit Master title style</text:span></text:p>
        </draw:text-box>
        <svg:title/>
        <svg:desc/>
      </draw:frame>
      <draw:frame draw:id="id16" presentation:style-name="a87" draw:name="Content Placeholder 2" svg:x="1.22in" svg:y="2.71in" svg:width="11.12in" svg:height="4.04in" presentation:class="object" presentation:placeholder="false">
        <draw:text-box>
          <text:list text:style-name="a74">
            <text:list-item>
              <text:p text:style-name="a73" text:class-names="" text:cond-style-name=""><text:span text:style-name="a72" text:class-names="">Click to edit Master text styles</text:span></text:p>
            </text:list-item>
          </text:list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cond le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hird le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list text:style-name="a86">
                            <text:list-item>
                              <text:p text:style-name="a85" text:class-names="" text:cond-style-name=""><text:span text:style-name="a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92" draw:name="Date Placeholder 3" svg:x="1.22in" svg:y="6.95139in" svg:width="3in" svg:height="0.39931in" presentation:class="date-time" presentation:placeholder="false">
        <draw:text-box>
          <text:p text:style-name="a91" text:class-names="" text:cond-style-name=""><text:span text:style-name="a88" text:class-names=""><text:date text:fixed="false" style:data-style-name="a89">12/2/2020</text:date></text:span><text:span text:style-name="a90" text:class-names=""/></text:p>
        </draw:text-box>
        <svg:title/>
        <svg:desc/>
      </draw:frame>
      <draw:frame draw:id="id18" presentation:style-name="a95" draw:name="Footer Placeholder 4" svg:x="4.41667in" svg:y="6.95139in" svg:width="4.5in" svg:height="0.3993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19" presentation:style-name="a99" draw:name="Slide Number Placeholder 5" svg:x="9.34in" svg:y="6.95139in" svg:width="3in" svg:height="0.39931in" presentation:class="page-number" presentation:placeholder="false">
        <draw:text-box>
          <text:p text:style-name="a98" text:class-names="" text:cond-style-name=""><text:span text:style-name="a96" text:class-names=""><text:page-number style:num-format="1" text:fixed="false">‹#›</text:page-number></text:span><text:span text:style-name="a97" text:class-names=""/></text:p>
        </draw:text-box>
        <svg:title/>
        <svg:desc/>
      </draw:frame>
    </style:master-page>
    <style:master-page style:name="Master1-Layout3-secHead-Section-Header" style:page-layout-name="pageLayout1" draw:style-name="a100">
      <draw:custom-shape svg:x="0.61047in" svg:y="5.44775in" svg:width="12.17734in" svg:height="0.9in" draw:id="id20" draw:style-name="a103" draw:name="Rectangle 7">
        <svg:title/>
        <svg:desc/>
        <text:p text:style-name="a102" text:class-names="" text:cond-style-name=""><text:span text:style-name="a1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5.59775in" svg:width="0.16in" svg:height="0.6in" draw:id="id21" draw:style-name="a106" draw:name="Rectangle 9">
        <svg:title/>
        <svg:desc/>
        <text:p text:style-name="a105" text:class-names="" text:cond-style-name=""><text:span text:style-name="a1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presentation:style-name="a109" draw:name="Title 1" svg:x="0.61in" svg:y="0.7in" svg:width="11.91in" svg:height="4.5in" presentation:class="title" presentation:placeholder="false">
        <draw:text-box>
          <text:p text:style-name="a108" text:class-names="" text:cond-style-name=""><text:span text:style-name="a107" text:class-names="">Click to edit Master title style</text:span></text:p>
        </draw:text-box>
        <svg:title/>
        <svg:desc/>
      </draw:frame>
      <draw:frame draw:id="id23" presentation:style-name="a113" draw:name="Text Placeholder 2" svg:x="0.92in" svg:y="5.58in" svg:width="11.6in" svg:height="0.64in" presentation:class="outline" presentation:placeholder="false">
        <draw:text-box>
          <text:list text:style-name="a112">
            <text:list-item>
              <text:p text:style-name="a111" text:class-names="" text:cond-style-name=""><text:span text:style-name="a110" text:class-names="">Click to edit Master text styles</text:span></text:p>
            </text:list-item>
          </text:list>
        </draw:text-box>
        <svg:title/>
        <svg:desc/>
      </draw:frame>
      <draw:frame draw:id="id24" presentation:style-name="a118" draw:name="Date Placeholder 3" svg:x="0.91667in" svg:y="6.95139in" svg:width="3in" svg:height="0.39931in" presentation:class="date-time" presentation:placeholder="false">
        <draw:text-box>
          <text:p text:style-name="a117" text:class-names="" text:cond-style-name=""><text:span text:style-name="a114" text:class-names=""><text:date text:fixed="false" style:data-style-name="a115">12/2/2020</text:date></text:span><text:span text:style-name="a116" text:class-names=""/></text:p>
        </draw:text-box>
        <svg:title/>
        <svg:desc/>
      </draw:frame>
      <draw:frame draw:id="id25" presentation:style-name="a121" draw:name="Footer Placeholder 4" svg:x="4.41667in" svg:y="6.95139in" svg:width="4.5in" svg:height="0.39931in" presentation:class="footer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26" presentation:style-name="a125" draw:name="Slide Number Placeholder 5" svg:x="9.41667in" svg:y="6.95139in" svg:width="3in" svg:height="0.39931in" presentation:class="page-number" presentation:placeholder="false">
        <draw:text-box>
          <text:p text:style-name="a124" text:class-names="" text:cond-style-name=""><text:span text:style-name="a122" text:class-names=""><text:page-number style:num-format="1" text:fixed="false">‹#›</text:page-number></text:span><text:span text:style-name="a123" text:class-names=""/></text:p>
        </draw:text-box>
        <svg:title/>
        <svg:desc/>
      </draw:frame>
    </style:master-page>
    <style:master-page style:name="Master1-Layout4-twoObj-Two-Content" style:page-layout-name="pageLayout1" draw:style-name="a126">
      <draw:custom-shape svg:x="0.61046in" svg:y="0in" svg:width="12.21287in" svg:height="2.20779in" draw:id="id27" draw:style-name="a129" draw:name="Rectangle 8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2in" svg:y="0in" svg:width="12.2in" svg:height="2.2in" draw:id="id28" draw:style-name="a132" draw:name="Rectangle 10">
        <svg:title/>
        <svg:desc/>
        <text:p text:style-name="a131" text:class-names="" text:cond-style-name=""><text:span text:style-name="a1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29" draw:style-name="a135" draw:name="Rectangle 12">
        <svg:title/>
        <svg:desc/>
        <text:p text:style-name="a134" text:class-names="" text:cond-style-name=""><text:span text:style-name="a1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38" draw:name="Title 1" svg:x="1.22in" svg:y="0.6in" svg:width="11.12in" svg:height="1.29in" presentation:class="title" presentation:placeholder="false">
        <draw:text-box>
          <text:p text:style-name="a137" text:class-names="" text:cond-style-name=""><text:span text:style-name="a136" text:class-names="">Click to edit Master title style</text:span></text:p>
        </draw:text-box>
        <svg:title/>
        <svg:desc/>
      </draw:frame>
      <draw:frame draw:id="id31" presentation:style-name="a154" draw:name="Content Placeholder 2" svg:x="1.22in" svg:y="2.71in" svg:width="5.4in" svg:height="4.04in" presentation:class="object" presentation:placeholder="false">
        <draw:text-box>
          <text:list text:style-name="a141">
            <text:list-item>
              <text:p text:style-name="a140" text:class-names="" text:cond-style-name=""><text:span text:style-name="a139" text:class-names="">Click to edit Master text styles</text:span></text:p>
            </text:list-item>
          </text:list>
          <text:list text:style-name="a144">
            <text:list-item>
              <text:list text:style-name="a144">
                <text:list-item>
                  <text:p text:style-name="a143" text:class-names="" text:cond-style-name=""><text:span text:style-name="a142" text:class-names="">Second level</text:span></text:p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p text:style-name="a146" text:class-names="" text:cond-style-name=""><text:span text:style-name="a145" text:class-names="">Third level</text:span></text:p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p text:style-name="a149" text:class-names="" text:cond-style-name=""><text:span text:style-name="a1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70" draw:name="Content Placeholder 3" svg:x="6.94in" svg:y="2.71in" svg:width="5.4in" svg:height="4.04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75" draw:name="Date Placeholder 4" svg:x="1.22in" svg:y="6.95139in" svg:width="3in" svg:height="0.39931in" presentation:class="date-time" presentation:placeholder="false">
        <draw:text-box>
          <text:p text:style-name="a174" text:class-names="" text:cond-style-name=""><text:span text:style-name="a171" text:class-names=""><text:date text:fixed="false" style:data-style-name="a172">12/2/2020</text:date></text:span><text:span text:style-name="a173" text:class-names=""/></text:p>
        </draw:text-box>
        <svg:title/>
        <svg:desc/>
      </draw:frame>
      <draw:frame draw:id="id34" presentation:style-name="a178" draw:name="Footer Placeholder 5" svg:x="4.41667in" svg:y="6.95139in" svg:width="4.5in" svg:height="0.39931in" presentation:class="footer" presentation:placeholder="false">
        <draw:text-box>
          <text:p text:style-name="a177" text:class-names="" text:cond-style-name=""><text:span text:style-name="a176" text:class-names=""/></text:p>
        </draw:text-box>
        <svg:title/>
        <svg:desc/>
      </draw:frame>
      <draw:frame draw:id="id35" presentation:style-name="a182" draw:name="Slide Number Placeholder 6" svg:x="9.34in" svg:y="6.95139in" svg:width="3in" svg:height="0.39931in" presentation:class="page-number" presentation:placeholder="false">
        <draw:text-box>
          <text:p text:style-name="a181" text:class-names="" text:cond-style-name=""><text:span text:style-name="a179" text:class-names=""><text:page-number style:num-format="1" text:fixed="false">‹#›</text:page-number></text:span><text:span text:style-name="a180" text:class-names=""/></text:p>
        </draw:text-box>
        <svg:title/>
        <svg:desc/>
      </draw:frame>
    </style:master-page>
    <style:master-page style:name="Master1-Layout5-twoTxTwoObj-Comparison" style:page-layout-name="pageLayout1" draw:style-name="a183">
      <draw:custom-shape svg:x="0.61046in" svg:y="0in" svg:width="12.21287in" svg:height="2.20779in" draw:id="id36" draw:style-name="a186" draw:name="Rectangle 10">
        <svg:title/>
        <svg:desc/>
        <text:p text:style-name="a185" text:class-names="" text:cond-style-name=""><text:span text:style-name="a1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2in" svg:y="0in" svg:width="12.2in" svg:height="2.2in" draw:id="id37" draw:style-name="a189" draw:name="Rectangle 12">
        <svg:title/>
        <svg:desc/>
        <text:p text:style-name="a188" text:class-names="" text:cond-style-name=""><text:span text:style-name="a1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38" draw:style-name="a192" draw:name="Rectangle 14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95" draw:name="Title 1" svg:x="1.22in" svg:y="0.6in" svg:width="11.12in" svg:height="1.29in" presentation:class="title" presentation:placeholder="false">
        <draw:text-box>
          <text:p text:style-name="a194" text:class-names="" text:cond-style-name=""><text:span text:style-name="a193" text:class-names="">Click to edit Master title style</text:span></text:p>
        </draw:text-box>
        <svg:title/>
        <svg:desc/>
      </draw:frame>
      <draw:frame draw:id="id40" presentation:style-name="a199" draw:name="Text Placeholder 2" svg:x="1.22in" svg:y="2.59476in" svg:width="5.4in" svg:height="0.90104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Click to edit Master text styles</text:span></text:p>
            </text:list-item>
          </text:list>
        </draw:text-box>
        <svg:title/>
        <svg:desc/>
      </draw:frame>
      <draw:frame draw:id="id41" presentation:style-name="a215" draw:name="Content Placeholder 3" svg:x="1.22in" svg:y="3.5036in" svg:width="5.4in" svg:height="3.2464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Click to edit Master text styles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cond le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19" draw:name="Text Placeholder 4" svg:x="6.94in" svg:y="2.59476in" svg:width="5.4in" svg:height="0.90104in" presentation:class="outline" presentation:placeholder="false">
        <draw:text-box>
          <text:list text:style-name="a218">
            <text:list-item>
              <text:p text:style-name="a217" text:class-names="" text:cond-style-name=""><text:span text:style-name="a216" text:class-names="">Click to edit Master text styles</text:span></text:p>
            </text:list-item>
          </text:list>
        </draw:text-box>
        <svg:title/>
        <svg:desc/>
      </draw:frame>
      <draw:frame draw:id="id43" presentation:style-name="a235" draw:name="Content Placeholder 5" svg:x="6.94in" svg:y="3.50359in" svg:width="5.4in" svg:height="3.2464in" presentation:class="object" presentation:placeholder="false">
        <draw:text-box>
          <text:list text:style-name="a222">
            <text:list-item>
              <text:p text:style-name="a221" text:class-names="" text:cond-style-name=""><text:span text:style-name="a220" text:class-names="">Click to edit Master text styles</text:span></text:p>
            </text:list-item>
          </text:list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Second level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Third level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list text:style-name="a234">
                        <text:list-item>
                          <text:list text:style-name="a234">
                            <text:list-item>
                              <text:p text:style-name="a233" text:class-names="" text:cond-style-name=""><text:span text:style-name="a2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40" draw:name="Date Placeholder 6" svg:x="1.22in" svg:y="6.95139in" svg:width="3in" svg:height="0.39931in" presentation:class="date-time" presentation:placeholder="false">
        <draw:text-box>
          <text:p text:style-name="a239" text:class-names="" text:cond-style-name=""><text:span text:style-name="a236" text:class-names=""><text:date text:fixed="false" style:data-style-name="a237">12/2/2020</text:date></text:span><text:span text:style-name="a238" text:class-names=""/></text:p>
        </draw:text-box>
        <svg:title/>
        <svg:desc/>
      </draw:frame>
      <draw:frame draw:id="id45" presentation:style-name="a243" draw:name="Footer Placeholder 7" svg:x="4.41667in" svg:y="6.95139in" svg:width="4.5in" svg:height="0.39931in" presentation:class="footer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46" presentation:style-name="a247" draw:name="Slide Number Placeholder 8" svg:x="9.34in" svg:y="6.95139in" svg:width="3in" svg:height="0.39931in" presentation:class="page-number" presentation:placeholder="false">
        <draw:text-box>
          <text:p text:style-name="a246" text:class-names="" text:cond-style-name=""><text:span text:style-name="a244" text:class-names=""><text:page-number style:num-format="1" text:fixed="false">‹#›</text:page-number></text:span><text:span text:style-name="a245" text:class-names=""/></text:p>
        </draw:text-box>
        <svg:title/>
        <svg:desc/>
      </draw:frame>
    </style:master-page>
    <style:master-page style:name="Master1-Layout6-titleOnly-Title-Only" style:page-layout-name="pageLayout1" draw:style-name="a248">
      <draw:custom-shape svg:x="0.72819in" svg:y="1.67708in" svg:width="11.93905in" svg:height="4.14583in" draw:id="id47" draw:style-name="a251" draw:name="Rectangle 6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661in" svg:y="3.25in" svg:width="0.14in" svg:height="1in" draw:id="id48" draw:style-name="a254" draw:name="Rectangle 8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57" draw:name="Title 1" svg:x="1.18in" svg:y="2.12in" svg:width="11.13in" svg:height="3.27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50" presentation:style-name="a262" draw:name="Date Placeholder 2" svg:x="0.91667in" svg:y="6.95139in" svg:width="3in" svg:height="0.39931in" presentation:class="date-time" presentation:placeholder="false">
        <draw:text-box>
          <text:p text:style-name="a261" text:class-names="" text:cond-style-name=""><text:span text:style-name="a258" text:class-names=""><text:date text:fixed="false" style:data-style-name="a259">12/2/2020</text:date></text:span><text:span text:style-name="a260" text:class-names=""/></text:p>
        </draw:text-box>
        <svg:title/>
        <svg:desc/>
      </draw:frame>
      <draw:frame draw:id="id51" presentation:style-name="a265" draw:name="Footer Placeholder 3" svg:x="4.41667in" svg:y="6.95139in" svg:width="4.5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52" presentation:style-name="a269" draw:name="Slide Number Placeholder 4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6" text:class-names=""><text:page-number style:num-format="1" text:fixed="false">‹#›</text:page-number></text:span><text:span text:style-name="a267" text:class-names=""/></text:p>
        </draw:text-box>
        <svg:title/>
        <svg:desc/>
      </draw:frame>
    </style:master-page>
    <style:master-page style:name="Master1-Layout7-blank-Blank" style:page-layout-name="pageLayout1" draw:style-name="a270">
      <draw:frame draw:id="id53" presentation:style-name="a275" draw:name="Date Placeholder 1" svg:x="0.91667in" svg:y="6.95139in" svg:width="3in" svg:height="0.39931in" presentation:class="date-time" presentation:placeholder="false">
        <draw:text-box>
          <text:p text:style-name="a274" text:class-names="" text:cond-style-name=""><text:span text:style-name="a271" text:class-names=""><text:date text:fixed="false" style:data-style-name="a272">12/2/2020</text:date></text:span><text:span text:style-name="a273" text:class-names=""/></text:p>
        </draw:text-box>
        <svg:title/>
        <svg:desc/>
      </draw:frame>
      <draw:frame draw:id="id54" presentation:style-name="a278" draw:name="Footer Placeholder 2" svg:x="4.41667in" svg:y="6.95139in" svg:width="4.5in" svg:height="0.39931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55" presentation:style-name="a282" draw:name="Slide Number Placeholder 3" svg:x="9.41667in" svg:y="6.95139in" svg:width="3in" svg:height="0.39931in" presentation:class="page-number" presentation:placeholder="false">
        <draw:text-box>
          <text:p text:style-name="a281" text:class-names="" text:cond-style-name=""><text:span text:style-name="a279" text:class-names=""><text:page-number style:num-format="1" text:fixed="false">‹#›</text:page-number></text:span><text:span text:style-name="a280" text:class-names=""/></text:p>
        </draw:text-box>
        <svg:title/>
        <svg:desc/>
      </draw:frame>
    </style:master-page>
    <style:master-page style:name="Master1-Layout8-objTx-Content-with-Caption" style:page-layout-name="pageLayout1" draw:style-name="a283">
      <draw:custom-shape svg:x="0.61047in" svg:y="1.27081in" svg:width="4.09092in" svg:height="5.07802in" draw:id="id56" draw:style-name="a286" draw:name="Rectangle 8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1.76988in" svg:width="0.16in" svg:height="0.9in" draw:id="id57" draw:style-name="a289" draw:name="Rectangle 10">
        <svg:title/>
        <svg:desc/>
        <text:p text:style-name="a288" text:class-names="" text:cond-style-name=""><text:span text:style-name="a2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presentation:style-name="a292" draw:name="Title 1" svg:x="0.95in" svg:y="1.87in" svg:width="3.39in" svg:height="1.87in" presentation:class="title" presentation:placeholder="false">
        <draw:text-box>
          <text:p text:style-name="a291" text:class-names="" text:cond-style-name=""><text:span text:style-name="a290" text:class-names="">Click to edit Master title style</text:span></text:p>
        </draw:text-box>
        <svg:title/>
        <svg:desc/>
      </draw:frame>
      <draw:frame draw:id="id59" presentation:style-name="a308" draw:name="Content Placeholder 2" svg:x="5.43in" svg:y="1.87in" svg:width="7.36in" svg:height="4.48in" presentation:class="object" presentation:placeholder="false">
        <draw:text-box>
          <text:list text:style-name="a295">
            <text:list-item>
              <text:p text:style-name="a294" text:class-names="" text:cond-style-name=""><text:span text:style-name="a293" text:class-names="">Click to edit Master text styles</text:span></text:p>
            </text:list-item>
          </text:list>
          <text:list text:style-name="a298">
            <text:list-item>
              <text:list text:style-name="a298">
                <text:list-item>
                  <text:p text:style-name="a297" text:class-names="" text:cond-style-name=""><text:span text:style-name="a296" text:class-names="">Second level</text:span></text:p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p text:style-name="a300" text:class-names="" text:cond-style-name=""><text:span text:style-name="a299" text:class-names="">Third level</text:span></text:p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p text:style-name="a303" text:class-names="" text:cond-style-name=""><text:span text:style-name="a3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list text:style-name="a307">
                            <text:list-item>
                              <text:p text:style-name="a306" text:class-names="" text:cond-style-name=""><text:span text:style-name="a3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12" draw:name="Text Placeholder 3" svg:x="0.95in" svg:y="3.75in" svg:width="3.39in" svg:height="2.26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</draw:text-box>
        <svg:title/>
        <svg:desc/>
      </draw:frame>
      <draw:frame draw:id="id61" presentation:style-name="a317" draw:name="Date Placeholder 4" svg:x="0.95in" svg:y="6.95139in" svg:width="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>12/2/2020</text:date></text:span><text:span text:style-name="a315" text:class-names=""/></text:p>
        </draw:text-box>
        <svg:title/>
        <svg:desc/>
      </draw:frame>
      <draw:frame draw:id="id62" presentation:style-name="a320" draw:name="Footer Placeholder 5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3" presentation:style-name="a324" draw:name="Slide Number Placeholder 6" svg:x="9.41667in" svg:y="6.95139in" svg:width="3in" svg:height="0.39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>‹#›</text:page-number></text:span><text:span text:style-name="a322" text:class-names=""/></text:p>
        </draw:text-box>
        <svg:title/>
        <svg:desc/>
      </draw:frame>
    </style:master-page>
    <style:master-page style:name="Master1-Layout9-picTx-Picture-with-Caption" style:page-layout-name="pageLayout1" draw:style-name="a325">
      <draw:custom-shape svg:x="0.61047in" svg:y="1.27081in" svg:width="4.09092in" svg:height="5.07802in" draw:id="id64" draw:style-name="a328" draw:name="Rectangle 8">
        <svg:title/>
        <svg:desc/>
        <text:p text:style-name="a327" text:class-names="" text:cond-style-name=""><text:span text:style-name="a3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1.76988in" svg:width="0.16in" svg:height="0.9in" draw:id="id65" draw:style-name="a331" draw:name="Rectangle 10">
        <svg:title/>
        <svg:desc/>
        <text:p text:style-name="a330" text:class-names="" text:cond-style-name=""><text:span text:style-name="a3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4" draw:name="Title 1" svg:x="0.95in" svg:y="1.87in" svg:width="3.39in" svg:height="1.87in" presentation:class="title" presentation:placeholder="false">
        <draw:text-box>
          <text:p text:style-name="a333" text:class-names="" text:cond-style-name=""><text:span text:style-name="a332" text:class-names="">Click to edit Master title style</text:span></text:p>
        </draw:text-box>
        <svg:title/>
        <svg:desc/>
      </draw:frame>
      <draw:frame draw:id="id67" presentation:style-name="a337" draw:name="Picture Placeholder 2" svg:x="5.43in" svg:y="1.27in" svg:width="7.36in" svg:height="5.08in" presentation:class="graphic" presentation:placeholder="false">
        <draw:text-box>
          <text:p text:style-name="a336" text:class-names="" text:cond-style-name=""><text:span text:style-name="a335" text:class-names="">Click icon to add picture</text:span></text:p>
        </draw:text-box>
        <svg:title/>
        <svg:desc/>
      </draw:frame>
      <draw:frame draw:id="id68" presentation:style-name="a341" draw:name="Text Placeholder 3" svg:x="0.95in" svg:y="3.76in" svg:width="3.39in" svg:height="2.25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69" presentation:style-name="a346" draw:name="Date Placeholder 4" svg:x="0.95in" svg:y="6.95139in" svg:width="3in" svg:height="0.39931in" presentation:class="date-time" presentation:placeholder="false">
        <draw:text-box>
          <text:p text:style-name="a345" text:class-names="" text:cond-style-name=""><text:span text:style-name="a342" text:class-names=""><text:date text:fixed="false" style:data-style-name="a343">12/2/2020</text:date></text:span><text:span text:style-name="a344" text:class-names=""/></text:p>
        </draw:text-box>
        <svg:title/>
        <svg:desc/>
      </draw:frame>
      <draw:frame draw:id="id70" presentation:style-name="a349" draw:name="Footer Placeholder 5" svg:x="4.41667in" svg:y="6.95139in" svg:width="4.5in" svg:height="0.39931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71" presentation:style-name="a353" draw:name="Slide Number Placeholder 6" svg:x="9.41667in" svg:y="6.95139in" svg:width="3in" svg:height="0.39931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>‹#›</text:page-number></text:span><text:span text:style-name="a351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54">
      <draw:frame draw:id="id72" presentation:style-name="a358" draw:name="Title 1" svg:x="0.91667in" svg:y="0.39931in" svg:width="11.5in" svg:height="1.44965in" presentation:class="title" presentation:placeholder="false">
        <draw:text-box>
          <text:p text:style-name="a357" text:class-names="" text:cond-style-name=""><text:span text:style-name="a355" text:class-names="">Click to edit Master title style</text:span><text:span text:style-name="a356" text:class-names=""/></text:p>
        </draw:text-box>
        <svg:title/>
        <svg:desc/>
      </draw:frame>
      <draw:frame draw:id="id73" presentation:style-name="a374" draw:name="Vertical Text Placeholder 2" svg:x="0.91667in" svg:y="1.99653in" svg:width="11.5in" svg:height="4.75868in" presentation:class="outline" presentation:placeholder="false">
        <draw:text-box>
          <text:list text:style-name="a361">
            <text:list-item>
              <text:p text:style-name="a360" text:class-names="" text:cond-style-name=""><text:span text:style-name="a359" text:class-names="">Click to edit Master text styles</text:span></text:p>
            </text:list-item>
          </text:list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Second level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hird level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list text:style-name="a373">
                            <text:list-item>
                              <text:p text:style-name="a372" text:class-names="" text:cond-style-name=""><text:span text:style-name="a3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79" draw:name="Date Placeholder 3" svg:x="0.91667in" svg:y="6.95139in" svg:width="3in" svg:height="0.39931in" presentation:class="date-time" presentation:placeholder="false">
        <draw:text-box>
          <text:p text:style-name="a378" text:class-names="" text:cond-style-name=""><text:span text:style-name="a375" text:class-names=""><text:date text:fixed="false" style:data-style-name="a376">12/2/2020</text:date></text:span><text:span text:style-name="a377" text:class-names=""/></text:p>
        </draw:text-box>
        <svg:title/>
        <svg:desc/>
      </draw:frame>
      <draw:frame draw:id="id75" presentation:style-name="a382" draw:name="Footer Placeholder 4" svg:x="4.41667in" svg:y="6.95139in" svg:width="4.5in" svg:height="0.39931in" presentation:class="footer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76" presentation:style-name="a386" draw:name="Slide Number Placeholder 5" svg:x="9.41667in" svg:y="6.95139in" svg:width="3in" svg:height="0.39931in" presentation:class="page-number" presentation:placeholder="false">
        <draw:text-box>
          <text:p text:style-name="a385" text:class-names="" text:cond-style-name=""><text:span text:style-name="a383" text:class-names=""><text:page-number style:num-format="1" text:fixed="false">‹#›</text:page-number></text:span><text:span text:style-name="a38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87">
      <draw:frame draw:id="id77" presentation:style-name="a391" draw:name="Vertical Title 1" svg:x="9.54167in" svg:y="0.39931in" svg:width="2.875in" svg:height="6.3559in" presentation:class="title" presentation:placeholder="false">
        <draw:text-box>
          <text:p text:style-name="a390" text:class-names="" text:cond-style-name=""><text:span text:style-name="a388" text:class-names="">Click to edit Master title style</text:span><text:span text:style-name="a389" text:class-names=""/></text:p>
        </draw:text-box>
        <svg:title/>
        <svg:desc/>
      </draw:frame>
      <draw:frame draw:id="id78" presentation:style-name="a407" draw:name="Vertical Text Placeholder 2" svg:x="0.91667in" svg:y="0.39931in" svg:width="8.45833in" svg:height="6.3559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Click to edit Master text styles</text:span></text:p>
            </text:list-item>
          </text:list>
          <text:list text:style-name="a397">
            <text:list-item>
              <text:list text:style-name="a397">
                <text:list-item>
                  <text:p text:style-name="a396" text:class-names="" text:cond-style-name=""><text:span text:style-name="a395" text:class-names="">Second level</text:span></text:p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p text:style-name="a399" text:class-names="" text:cond-style-name=""><text:span text:style-name="a398" text:class-names="">Third level</text:span></text:p>
                    </text:list-item>
                  </text:list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list text:style-name="a403">
                        <text:list-item>
                          <text:p text:style-name="a402" text:class-names="" text:cond-style-name=""><text:span text:style-name="a4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412" draw:name="Date Placeholder 3" svg:x="0.91667in" svg:y="6.95139in" svg:width="3in" svg:height="0.39931in" presentation:class="date-time" presentation:placeholder="false">
        <draw:text-box>
          <text:p text:style-name="a411" text:class-names="" text:cond-style-name=""><text:span text:style-name="a408" text:class-names=""><text:date text:fixed="false" style:data-style-name="a409">12/2/2020</text:date></text:span><text:span text:style-name="a410" text:class-names=""/></text:p>
        </draw:text-box>
        <svg:title/>
        <svg:desc/>
      </draw:frame>
      <draw:frame draw:id="id80" presentation:style-name="a415" draw:name="Footer Placeholder 4" svg:x="4.41667in" svg:y="6.95139in" svg:width="4.5in" svg:height="0.39931in" presentation:class="footer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81" presentation:style-name="a419" draw:name="Slide Number Placeholder 5" svg:x="9.41667in" svg:y="6.95139in" svg:width="3in" svg:height="0.39931in" presentation:class="page-number" presentation:placeholder="false">
        <draw:text-box>
          <text:p text:style-name="a418" text:class-names="" text:cond-style-name=""><text:span text:style-name="a416" text:class-names=""><text:page-number style:num-format="1" text:fixed="false">‹#›</text:page-number></text:span><text:span text:style-name="a41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zentacja programu PowerPoint</dc:title>
    <meta:initial-creator/>
    <dc:creator/>
    <meta:creation-date>2020-11-19T16:42:51Z</meta:creation-date>
    <dc:date>2020-12-03T21:32:26Z</dc:date>
    <meta:editing-cycles>235</meta:editing-cycles>
    <meta:editing-duration>PT0S</meta:editing-duration>
    <meta:document-statistic meta:paragraph-count="0" meta:word-count="0"/>
  </office:meta>
</office:document-meta>
</file>